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1357b8" officeooo:paragraph-rsid="001357b8" style:font-size-asian="10.5pt" style:font-size-complex="12pt"/>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357b8" officeooo:paragraph-rsid="001357b8"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1357b8" officeooo:paragraph-rsid="001357b8"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17cc83" officeooo:paragraph-rsid="0017cc83"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8a7e7" officeooo:paragraph-rsid="0018a7e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357b8" officeooo:paragraph-rsid="001357b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3e651" officeooo:paragraph-rsid="0013e6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56580" officeooo:paragraph-rsid="0015658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cc83" officeooo:paragraph-rsid="0017cc8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8a7e7" officeooo:paragraph-rsid="0018a7e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rsid="0013e651" officeooo:paragraph-rsid="0013e6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rsid="00156580" officeooo:paragraph-rsid="0015658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rsid="0017cc83" officeooo:paragraph-rsid="0017cc8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rsid="0018a7e7" officeooo:paragraph-rsid="0018a7e7"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style:font-name="Arial" fo:font-size="12pt" style:text-underline-style="none" fo:font-weight="normal" officeooo:rsid="0018a7e7" officeooo:paragraph-rsid="0018a7e7"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officeooo:paragraph-rsid="001357b8"/>
    </style:style>
    <style:style style:name="P17" style:family="paragraph" style:parent-style-name="Standard">
      <style:paragraph-properties fo:text-align="start" style:justify-single-word="false"/>
      <style:text-properties officeooo:paragraph-rsid="001357b8"/>
    </style:style>
    <style:style style:name="P18" style:family="paragraph" style:parent-style-name="Standard" style:list-style-name="L2">
      <style:paragraph-properties fo:text-align="start" style:justify-single-word="false"/>
      <style:text-properties officeooo:paragraph-rsid="001357b8"/>
    </style:style>
    <style:style style:name="P19" style:family="paragraph" style:parent-style-name="Standard" style:list-style-name="L1">
      <style:paragraph-properties fo:text-align="start" style:justify-single-word="false"/>
      <style:text-properties officeooo:rsid="001357b8" officeooo:paragraph-rsid="001357b8"/>
    </style:style>
    <style:style style:name="P20" style:family="paragraph" style:parent-style-name="Standard" style:list-style-name="L2">
      <style:paragraph-properties fo:text-align="start" style:justify-single-word="false"/>
      <style:text-properties officeooo:rsid="001357b8" officeooo:paragraph-rsid="001357b8"/>
    </style:style>
    <style:style style:name="P21" style:family="paragraph" style:parent-style-name="Standard" style:list-style-name="L2">
      <style:paragraph-properties fo:text-align="start" style:justify-single-word="false"/>
      <style:text-properties style:text-underline-style="none" officeooo:rsid="001357b8" officeooo:paragraph-rsid="001357b8"/>
    </style:style>
    <style:style style:name="P22" style:family="paragraph" style:parent-style-name="Standard" style:list-style-name="L1">
      <style:paragraph-properties fo:text-align="start" style:justify-single-word="false"/>
      <style:text-properties style:text-underline-style="none" officeooo:rsid="001357b8" officeooo:paragraph-rsid="001357b8"/>
    </style:style>
    <style:style style:name="P23" style:family="paragraph" style:parent-style-name="Standard">
      <style:paragraph-properties fo:text-align="start" style:justify-single-word="false"/>
      <style:text-properties style:text-underline-style="none" officeooo:rsid="001357b8" officeooo:paragraph-rsid="001357b8"/>
    </style:style>
    <style:style style:name="P24" style:family="paragraph" style:parent-style-name="Standard">
      <style:paragraph-properties fo:text-align="center" style:justify-single-word="false" fo:break-before="page"/>
      <style:text-properties style:font-name="Arial" fo:font-size="12pt" style:text-underline-style="solid" style:text-underline-width="auto" style:text-underline-color="font-color" fo:font-weight="bold" officeooo:rsid="001357b8" officeooo:paragraph-rsid="001357b8" style:font-size-asian="10.5pt" style:font-weight-asian="bold" style:font-size-complex="12pt" style:font-weight-complex="bold"/>
    </style:style>
    <style:style style:name="T1" style:family="text">
      <style:text-properties style:font-name="Arial" fo:font-size="12pt" style:text-underline-style="solid" style:text-underline-width="auto" style:text-underline-color="font-color" fo:font-weight="normal" style:font-size-asian="10.5pt" style:font-weight-asian="normal" style:font-size-complex="12pt" style:font-weight-complex="normal"/>
    </style:style>
    <style:style style:name="T2" style:family="text">
      <style:text-properties style:font-name="Arial" fo:font-size="12pt" style:text-underline-style="solid" style:text-underline-width="auto" style:text-underline-color="font-color" fo:font-weight="normal" officeooo:rsid="001357b8" style:font-size-asian="10.5pt" style:font-weight-asian="normal" style:font-size-complex="12pt" style:font-weight-complex="normal"/>
    </style:style>
    <style:style style:name="T3" style:family="text">
      <style:text-properties style:font-name="Arial" fo:font-size="12pt" fo:font-weight="normal" style:font-size-asian="10.5pt" style:font-weight-asian="normal" style:font-size-complex="12pt" style:font-weight-complex="normal"/>
    </style:style>
    <style:style style:name="T4" style:family="text">
      <style:text-properties style:font-name="Arial" fo:font-size="12pt" fo:font-weight="normal" officeooo:rsid="001357b8" style:font-size-asian="10.5pt" style:font-weight-asian="normal" style:font-size-complex="12pt" style:font-weight-complex="normal"/>
    </style:style>
    <style:style style:name="T5" style:family="text">
      <style:text-properties style:font-name="Arial" fo:font-size="12pt" style:text-underline-style="none" fo:font-weight="normal" officeooo:rsid="001357b8" style:font-size-asian="10.5pt" style:font-weight-asian="normal" style:font-size-complex="12pt" style:font-weight-complex="normal"/>
    </style:style>
    <style:style style:name="T6" style:family="text">
      <style:text-properties officeooo:rsid="001565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 Ingles UTN</text:p>
      <text:p text:style-name="P1"/>
      <text:p text:style-name="P1"/>
      <text:p text:style-name="P2">Aplicación para la cátedra de Ingles.</text:p>
      <text:p text:style-name="P2"/>
      <text:p text:style-name="P2"/>
      <text:list xml:id="list117651703318590261" text:style-name="L2">
        <text:list-item>
          <text:p text:style-name="P18"><text:span text:style-name="T2">Nombre de la aplicación:</text:span></text:p>
          <text:list>
            <text:list-item>
              <text:p text:style-name="P21"><text:span text:style-name="T4">M</text:span><text:span text:style-name="T3">i Ingles</text:span></text:p>
            </text:list-item>
          </text:list>
        </text:list-item>
      </text:list>
      <text:p text:style-name="P17"><text:span text:style-name="T2"><text:line-break/></text:span></text:p>
      <text:list xml:id="list214747079431542" text:continue-numbering="true" text:style-name="L2">
        <text:list-item>
          <text:p text:style-name="P20"><text:span text:style-name="T1">Cátedra:</text:span></text:p>
          <text:list>
            <text:list-item>
              <text:p text:style-name="P21"><text:span text:style-name="T3">Ingles ( aplicable a cualquier idioma)<text:line-break/><text:line-break/></text:span></text:p>
            </text:list-item>
          </text:list>
        </text:list-item>
      </text:list>
      <text:list xml:id="list8625706137646424794" text:style-name="L1">
        <text:list-item>
          <text:p text:style-name="P19"><text:span text:style-name="T1">Alumnos:</text:span></text:p>
          <text:list>
            <text:list-item>
              <text:p text:style-name="P16"><text:span text:style-name="T5">Fernández Federico Nicolás</text:span></text:p>
            </text:list-item>
            <text:list-item>
              <text:p text:style-name="P16"><text:span text:style-name="T5">López Federico<text:line-break/><text:line-break/><text:tab/></text:span></text:p>
            </text:list-item>
          </text:list>
        </text:list-item>
        <text:list-item>
          <text:p text:style-name="P19"><text:span text:style-name="T1">Año:</text:span></text:p>
          <text:list>
            <text:list-item>
              <text:p text:style-name="P22"><text:span text:style-name="T3">2019</text:span></text:p>
            </text:list-item>
          </text:list>
        </text:list-item>
      </text:list>
      <text:p text:style-name="P23"><text:span text:style-name="T3"/></text:p>
      <text:p text:style-name="P23"><text:span text:style-name="T3"/></text:p>
      <text:list xml:id="list214747319437352" text:continue-numbering="true" text:style-name="L1">
        <text:list-header>
          <text:p text:style-name="P22"><text:span text:style-name="T3"/></text:p>
        </text:list-header>
      </text:list>
      <text:p text:style-name="P6"/>
      <text:p text:style-name="P6"/>
      <text:p text:style-name="P2"/>
      <text:p text:style-name="P24">Planteamiento macro-micro</text:p>
      <text:p text:style-name="P3"/>
      <text:p text:style-name="P7">Lugar: </text:p>
      <text:p text:style-name="P11"/>
      <text:p text:style-name="P11"><text:tab/>Argentina, Buenos Aires, UTN FRLP ( Universidad Tecnológica Nacional Facultad Regional La Plata ).</text:p>
      <text:p text:style-name="P11"/>
      <text:p text:style-name="P7">Influencia:</text:p>
      <text:p text:style-name="P11"/>
      <text:p text:style-name="P11"><text:tab/>En principio esta situada a una problemática dentro de la cátedra de Ingles 1, pero puede ser aplicable a cualquier materia de ingles y también se puede aplicar a cualquier situación en la cual el/los alumnos tienen que aprender y estudiar un idioma.</text:p>
      <text:p text:style-name="P11"/>
      <text:p text:style-name="P7">Funcionalidad:</text:p>
      <text:p text:style-name="P7"/>
      <text:p text:style-name="P11"><text:tab/>Brinda al alumno una herramienta para aprender el lenguaje el cual esta estudiando. A diferencia de otras app esta aplicación se asemeja a un anotador pero dinámico y con las facilidades para poder armar sus propias guias, ejemplos, listas de verbos o de cualquier palabra.</text:p>
      <text:p text:style-name="P11"/>
      <text:p text:style-name="P7">Contexto:</text:p>
      <text:p text:style-name="P7"/>
      <text:p text:style-name="P11"><text:tab/><text:span text:style-name="T6">Situándonos en los zapatos de un alumno el cual se enfrenta con la complicación de aprender un idioma nuevo, variando en las distintas formas para encarar la problemática y llevar a cabo el aprendizaje, nos concentramos en la opción de que el alumno sea meticuloso y metódico, para el cual esta app le brinda una ayuda a la hora de anotar, tomar notas y para generar sus vocabularios.</text:span></text:p>
      <text:p text:style-name="P11"/>
      <text:p text:style-name="P8">Objetivo:</text:p>
      <text:p text:style-name="P8"/>
      <text:p text:style-name="P12"><text:tab/>Poder agrupar y formar guías de temas, formar vocabularios y listas con palabras como verbos, adjetivos, preposiciones, sustantivos, entre otros .De los cuales cuentan con disponibilidad para anotar nombre, pronunciación, observación, significado, con la suma de mas campos para las palabras de tipo verbo que cuentan con verbo en pasado, presente continuo, infinitivo y futuro . Ademas tiene que poder crear ejemplos tanto de las guías como ejemplos aislados con sus respectivos temas.</text:p>
      <text:p text:style-name="P12"/>
      <text:p text:style-name="P4">Entrada y saida</text:p>
      <text:p text:style-name="P9"/>
      <text:p text:style-name="P9"/>
      <text:p text:style-name="P9">Entrada:</text:p>
      <text:p text:style-name="P9"/>
      <text:p text:style-name="P13"><text:tab/>El usuario ingresa para poder generar un nuevo idioma, diccionario, guía, ejemplo.</text:p>
      <text:p text:style-name="P13">Del cual agrega su contenido ya sea palabras con sus datos correspondientes ( nombre, pronunciación, etc) , de igual manera para generar una guía u ejemplo incluido en la guía o simplemente como un ejemplo puntual ajeno a una guía pero si con relación a un tema, a la hora de poder ordenarlo.</text:p>
      <text:p text:style-name="P13"/>
      <text:p text:style-name="P9"/>
      <text:p text:style-name="P9"/>
      <text:p text:style-name="P9"/>
      <text:p text:style-name="P9"/>
      <text:p text:style-name="P9"><text:soft-page-break/>Salida:</text:p>
      <text:p text:style-name="P13"/>
      <text:p text:style-name="P13"><text:tab/>El usuario cuenta con varios formato y opciones, primera mente puede ver y consultar las listas de palabras como lista genérica o una lista de verbos, al igual que para las otras palabras. De igual forma sucede con los ejemplos y las guías y todas estas listas cuentan con un buscador y todas las listas se pueden formar de acuerdo con valores como vocabulario o tema. Por otro lado el sistema deberá contar con un sistema para poder exportar o importar PDFs con el contenido de cada idioma, con sus diccionarios, guías y ejemplos.</text:p>
      <text:p text:style-name="P13"/>
      <text:p text:style-name="P10">Procesos:</text:p>
      <text:p text:style-name="P14"/>
      <text:p text:style-name="P14"><text:tab/>Dentro de los procesos que requiere el sistema se enumeran los principales de forma de un listado que tiene que poder realizar el sistema.</text:p>
      <text:p text:style-name="P14"/>
      <text:list xml:id="list1108814277941877764" text:style-name="L3">
        <text:list-item>
          <text:p text:style-name="P15">Poder agregar, editar y borrar datos de tipo Palabra, Guía, Ejemplo y como consecuencia de estos involucra a Idioma, Diccionario.</text:p>
        </text:list-item>
        <text:list-item>
          <text:p text:style-name="P15">Exportar/ Importar PDFs con el contenido de los idiomas.</text:p>
        </text:list-item>
        <text:list-item>
          <text:p text:style-name="P15">Poder ordenar y buscar contenido.</text:p>
        </text:list-item>
        <text:list-item>
          <text:p text:style-name="P15">Asociar el guardado de la información a una Base de datos.</text:p>
        </text:list-item>
      </text:list>
      <text:p text:style-name="P14"/>
      <text:p text:style-name="P14"/>
      <text:p text:style-name="P5">Los diagramas y esquemas relacionados con el análisis se encuentran adjuntos en la carpeta de este documento.</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20:52:00.931000000</meta:creation-date>
    <dc:date>2019-05-15T21:47:46.424000000</dc:date>
    <meta:editing-duration>PT10M22S</meta:editing-duration>
    <meta:editing-cycles>2</meta:editing-cycles>
    <meta:generator>LibreOffice/5.2.7.2$Windows_x86 LibreOffice_project/2b7f1e640c46ceb28adf43ee075a6e8b8439ed10</meta:generator>
    <meta:document-statistic meta:table-count="0" meta:image-count="0" meta:object-count="0" meta:page-count="3" meta:paragraph-count="37" meta:word-count="545" meta:character-count="3246" meta:non-whitespace-character-count="2735"/>
  </office:meta>
</office:document-meta>
</file>